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625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6.786cm"/>
    </style:style>
    <style:style style:name="co5" style:family="table-column">
      <style:table-column-properties fo:break-before="auto" style:column-width="7.082cm"/>
    </style:style>
    <style:style style:name="co6" style:family="table-column">
      <style:table-column-properties fo:break-before="auto" style:column-width="7.569cm"/>
    </style:style>
    <style:style style:name="co7" style:family="table-column">
      <style:table-column-properties fo:break-before="auto" style:column-width="3.7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2008_2010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float" office:value="2014" calcext:value-type="float">
            <text:p>2014</text:p>
          </table:table-cell>
          <table:table-cell/>
          <table:table-cell office:value-type="float" office:value="2015" calcext:value-type="float">
            <text:p>2015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string" calcext:value-type="string">
            <text:p>System SW</text:p>
          </table:table-cell>
          <table:table-cell office:value-type="string" calcext:value-type="string">
            <text:p>('data', 0.6349206349206349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image', 0.14166666666666666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recognition', 0.014778325123152709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image', 0.03206997084548105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image', 0.06143344709897611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image', 0.09309623430962342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image', 0.08665906499429875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image', 0.07118412046543464)</text:p>
          </table:table-cell>
        </table:table-row>
        <table:table-row table:style-name="ro1">
          <table:table-cell office:value-type="string" calcext:value-type="string">
            <text:p>System SW</text:p>
          </table:table-cell>
          <table:table-cell office:value-type="string" calcext:value-type="string">
            <text:p>('data', 0.6349206349206349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istributed', 0.0666666666666666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08374384236453201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recognition', 0.043731778425655975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recognition', 0.03754266211604096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recognition', 0.06589958158995815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recognition', 0.05131128848346636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recognition', 0.061601642710472276)</text:p>
          </table:table-cell>
        </table:table-row>
        <table:table-row table:style-name="ro1">
          <table:table-cell office:value-type="string" calcext:value-type="string">
            <text:p>System SW</text:p>
          </table:table-cell>
          <table:table-cell office:value-type="string" calcext:value-type="string">
            <text:p>('test', 0.30952380952380953)</text:p>
          </table:table-cell>
          <table:table-cell table:number-columns-repeated="2"/>
          <table:table-cell office:value-type="string" calcext:value-type="string">
            <text:p>System SW</text:p>
          </table:table-cell>
          <table:table-cell office:value-type="string" calcext:value-type="string">
            <text:p>('data', 0.0837438423645320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os', 0.023323615160349854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conversational', 0.015358361774744027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conversational', 0.007322175732217572)</text:p>
          </table:table-cell>
          <table:table-cell office:value-type="string" calcext:value-type="string">
            <text:p>Application SW</text:p>
          </table:table-cell>
          <table:table-cell office:value-type="string" calcext:value-type="string">
            <text:p>('conversational', 0.005131128848346636)</text:p>
          </table:table-cell>
          <table:table-cell office:value-type="string" calcext:value-type="string">
            <text:p>Social-based industry</text:p>
          </table:table-cell>
          <table:table-cell office:value-type="string" calcext:value-type="string">
            <text:p>('medical', 0.021218343600273786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 SW</text:p>
          </table:table-cell>
          <table:table-cell office:value-type="string" calcext:value-type="string">
            <text:p>('tool', 0.1133004926108374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2244897959183673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62116040955631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os', 0.012552301255230124)</text:p>
          </table:table-cell>
          <table:table-cell office:value-type="string" calcext:value-type="string">
            <text:p>Social-based industry</text:p>
          </table:table-cell>
          <table:table-cell office:value-type="string" calcext:value-type="string">
            <text:p>('medical', 0.00456100342075256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os', 0.0054757015742642025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 SW</text:p>
          </table:table-cell>
          <table:table-cell office:value-type="string" calcext:value-type="string">
            <text:p>('security', 0.1083743842364532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2244897959183673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62116040955631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579497907949790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020524515393386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08418891170431211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ystem SW</text:p>
          </table:table-cell>
          <table:table-cell office:value-type="string" calcext:value-type="string">
            <text:p>('prevention', 0.04433497536945813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ystem', 0.07871720116618075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big-data', 0.08361774744027303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579497907949790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1020524515393386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ata', 0.08418891170431211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stem SW</text:p>
          </table:table-cell>
          <table:table-cell office:value-type="string" calcext:value-type="string">
            <text:p>('test', 0.02915451895043731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ystem', 0.02730375426621160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big-data', 0.02405857740585773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big-data', 0.01995438996579247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ystem', 0.006844626967830253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stem SW</text:p>
          </table:table-cell>
          <table:table-cell office:value-type="string" calcext:value-type="string">
            <text:p>('development', 0.03790087463556851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integration', 0.01535836177474402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ystem', 0.0209205020920502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ystem', 0.0239452679589509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integration', 0.006160164271047228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stem SW</text:p>
          </table:table-cell>
          <table:table-cell office:value-type="string" calcext:value-type="string">
            <text:p>('tool', 0.02040816326530612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evelopment', 0.0546075085324232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est', 0.0271966527196652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integration', 0.024515393386545042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est', 0.013689253935660506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stem SW</text:p>
          </table:table-cell>
          <table:table-cell office:value-type="string" calcext:value-type="string">
            <text:p>('parallel', 0.03206997084548105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ool', 0.0682593856655290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ool', 0.0470711297071129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archiving', 0.019954389965792477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evelopment', 0.007529089664613279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ystem SW</text:p>
          </table:table-cell>
          <table:table-cell office:value-type="string" calcext:value-type="string">
            <text:p>('real-time', 0.0614334470989761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ecurity', 0.01046025104602510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est', 0.00798175598631699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ool', 0.01574264202600958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ystem SW</text:p>
          </table:table-cell>
          <table:table-cell office:value-type="string" calcext:value-type="string">
            <text:p>('distributed', 0.05972696245733788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real-time', 0.0261506276150627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evelopment', 0.01083238312428734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resource', 0.0054757015742642025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ystem SW</text:p>
          </table:table-cell>
          <table:table-cell office:value-type="string" calcext:value-type="string">
            <text:p>('parallel', 0.020477815699658702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istributed', 0.04916317991631799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tool', 0.027936145952109463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real-time', 0.05201916495550992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ystem SW</text:p>
          </table:table-cell>
          <table:table-cell office:value-type="string" calcext:value-type="string">
            <text:p>('cloud', 0.05439330543933054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security', 0.009122006841505131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distributed', 0.0513347022587269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ystem SW</text:p>
          </table:table-cell>
          <table:table-cell office:value-type="string" calcext:value-type="string">
            <text:p>('parallel', 0.006276150627615062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real-time', 0.03078677309007982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cloud', 0.012320328542094456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ystem SW</text:p>
          </table:table-cell>
          <table:table-cell office:value-type="string" calcext:value-type="string">
            <text:p>('distributed', 0.030216647662485746)</text:p>
          </table:table-cell>
          <table:table-cell office:value-type="string" calcext:value-type="string">
            <text:p>System SW</text:p>
          </table:table-cell>
          <table:table-cell office:value-type="string" calcext:value-type="string">
            <text:p>('parallel', 0.01574264202600958)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ystem SW</text:p>
          </table:table-cell>
          <table:table-cell office:value-type="string" calcext:value-type="string">
            <text:p>('cloud', 0.012542759407069556)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System SW</text:p>
          </table:table-cell>
          <table:table-cell office:value-type="string" calcext:value-type="string">
            <text:p>('parallel', 0.013112884834663626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09:59.534491566</meta:creation-date>
    <dc:date>2017-10-22T22:10:32.181477402</dc:date>
    <meta:editing-duration>P0D</meta:editing-duration>
    <meta:editing-cycles>1</meta:editing-cycles>
    <meta:document-statistic meta:table-count="1" meta:cell-count="174" meta:object-count="0"/>
    <meta:generator>LibreOffice/4.2.8.2$Linux_X86_64 LibreOffice_project/420m0$Build-2</meta:generator>
  </office:meta>
</office:document-meta>
</file>